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1985" officeooo:paragraph-rsid="00161985"/>
    </style:style>
    <style:style style:name="P2" style:family="paragraph" style:parent-style-name="Standard">
      <style:paragraph-properties>
        <style:tab-stops>
          <style:tab-stop style:position="0.25in"/>
        </style:tab-stops>
      </style:paragraph-properties>
      <style:text-properties officeooo:rsid="00161985" officeooo:paragraph-rsid="00161985"/>
    </style:style>
    <style:style style:name="P3" style:family="paragraph" style:parent-style-name="Standard">
      <style:paragraph-properties fo:text-align="center" style:justify-single-word="false"/>
      <style:text-properties fo:font-size="16pt" officeooo:rsid="00161985" officeooo:paragraph-rsid="00161985" style:font-size-asian="16pt" style:font-size-complex="16pt"/>
    </style:style>
    <style:style style:name="P4" style:family="paragraph" style:parent-style-name="Standard">
      <style:paragraph-properties fo:text-align="center" style:justify-single-word="false"/>
      <style:text-properties fo:font-size="20pt" officeooo:rsid="00161985" officeooo:paragraph-rsid="00161985" style:font-size-asian="20pt" style:font-size-complex="20pt"/>
    </style:style>
    <style:style style:name="P5" style:family="paragraph" style:parent-style-name="Standard">
      <style:paragraph-properties fo:margin-left="0in" fo:margin-right="0in" fo:text-indent="0in" style:auto-text-indent="false">
        <style:tab-stops>
          <style:tab-stop style:position="0.25in"/>
        </style:tab-stops>
      </style:paragraph-properties>
      <style:text-properties officeooo:rsid="00161985" officeooo:paragraph-rsid="00161985"/>
    </style:style>
    <style:style style:name="P6" style:family="paragraph" style:parent-style-name="Standard">
      <style:paragraph-properties fo:margin-left="0.9846in" fo:margin-right="0in" fo:text-indent="0in" style:auto-text-indent="false">
        <style:tab-stops>
          <style:tab-stop style:position="0.25in"/>
        </style:tab-stops>
      </style:paragraph-properties>
      <style:text-properties officeooo:rsid="00161985" officeooo:paragraph-rsid="00161985"/>
    </style:style>
    <style:style style:name="T1" style:family="text">
      <style:text-properties officeooo:rsid="0017c5a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ere’s an interesting…. Quandary</text:p>
      <text:p text:style-name="P3">October 4, 2018</text:p>
      <text:p text:style-name="P1"/>
      <text:p text:style-name="P2"><text:tab/>In Isaiah 45:7 we read:</text:p>
      <text:p text:style-name="P2"/>
      <text:p text:style-name="P6">I form the light, and create darkness: I make peace, and create evil: I the Lord do all these things.</text:p>
      <text:p text:style-name="P6"/>
      <text:p text:style-name="P5"><text:tab/>Then there’s a footnote <text:span text:style-name="T1">on evil</text:span>, in LDS scripture, to the following scriptures:</text:p>
      <text:p text:style-name="P5"/>
      <text:p text:style-name="P5"><text:tab/>Amos 3:6</text:p>
      <text:p text:style-name="P6">Shall a trumpet be blown in the city, and the people not be afraid? shall there be evil in a city, and the Lord hath not done it?</text:p>
      <text:p text:style-name="P6"/>
      <text:p text:style-name="P5"><text:tab/>Alma 5:40</text:p>
      <text:p text:style-name="P6">For I say unto you that whatsoever is good cometh from God, and whatsoever is evil cometh from the devil.</text:p>
      <text:p text:style-name="P6"/>
      <text:p text:style-name="P5"><text:tab/>Moroni 7:12</text:p>
      <text:p text:style-name="P6">Wherefore, all things which are good cometh of God; and that which is evil cometh of the devil; for the devil is an enemy unto God, and fighteth against him continually, and inviteth and enticeth to sin, and to do that which is evil continually.</text:p>
      <text:p text:style-name="P6"/>
      <text:p text:style-name="P5"><text:tab/>Obviously one would need to read these in context right? Because the way they’re laid out here seems to state the Lord created evil. But then it states that evil is from the devil. The Lord cannot be the devil right? (I sure hope He wouldn’t be!) <text:span text:style-name="T1">Either way, it is an interesting thing.</text:span></text:p>
      <text:p text:style-name="P5"><text:tab/><text:span text:style-name="T1">I mean, God did create Lucifer aka Satan, but it was Satan who chose to have agency to disobey God and lead 1/3rd of the hosts of heaven down to hell as it were. So in effect, God didn’t create evil? He allowed it to grow and flourish...until a time when it will be stopped. Someday rig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08:28:29.817405692</meta:creation-date>
    <dc:date>2018-10-04T08:51:58.231685387</dc:date>
    <meta:editing-duration>PT2M18S</meta:editing-duration>
    <meta:editing-cycles>1</meta:editing-cycles>
    <meta:document-statistic meta:table-count="0" meta:image-count="0" meta:object-count="0" meta:page-count="1" meta:paragraph-count="13" meta:word-count="255" meta:character-count="1339" meta:non-whitespace-character-count="1090"/>
    <meta:generator>LibreOffice/5.1.6.2$Linux_X86_64 LibreOffice_project/10m0$Build-2</meta:generator>
  </office:meta>
</office:document-meta>
</file>